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cad98" officeooo:paragraph-rsid="000cad98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cad98" officeooo:paragraph-rsid="000cad98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cad98" officeooo:paragraph-rsid="000cad98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bold" officeooo:rsid="000cad98" officeooo:paragraph-rsid="000cad98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503cm"/>
        </style:tab-stops>
      </style:paragraph-properties>
      <style:text-properties fo:font-size="14pt" fo:font-weight="bold" officeooo:rsid="000cad98" officeooo:paragraph-rsid="000cad9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rsid="000eb261" officeooo:paragraph-rsid="000eb261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fo:font-size="12pt" style:text-underline-style="none" fo:font-weight="normal" officeooo:rsid="000e3ab8" officeooo:paragraph-rsid="000e3ab8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solid" style:text-underline-width="auto" style:text-underline-color="font-color" fo:font-weight="bold" officeooo:rsid="000e3ab8" officeooo:paragraph-rsid="000e3ab8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solid" style:text-underline-width="auto" style:text-underline-color="font-color" fo:font-weight="bold" officeooo:rsid="000eb261" officeooo:paragraph-rsid="000e3ab8" style:font-size-asian="12.25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1.101cm" fo:margin-right="0cm" fo:text-align="start" style:justify-single-word="false" fo:text-indent="-0.6cm" style:auto-text-indent="false" fo:background-color="transparent">
        <style:tab-stops>
          <style:tab-stop style:position="0.503cm"/>
        </style:tab-stops>
      </style:paragraph-properties>
      <style:text-properties fo:font-size="14pt" fo:font-weight="bold" officeooo:rsid="000cad98" officeooo:paragraph-rsid="000cad98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1.101cm" fo:margin-right="0cm" fo:text-align="start" style:justify-single-word="false" fo:text-indent="-0.6cm" style:auto-text-indent="false" fo:background-color="transparent">
        <style:tab-stops>
          <style:tab-stop style:position="0.503cm"/>
        </style:tab-stops>
      </style:paragraph-properties>
      <style:text-properties fo:font-size="14pt" style:text-underline-style="solid" style:text-underline-width="auto" style:text-underline-color="font-color" fo:font-weight="bold" officeooo:rsid="000cad98" officeooo:paragraph-rsid="000cad98" style:font-size-asian="12.25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>
          <style:tab-stop style:position="0.503cm"/>
        </style:tab-stops>
      </style:paragraph-properties>
      <style:text-properties fo:font-size="12pt" style:text-underline-style="none" fo:font-weight="bold" officeooo:rsid="000eb261" officeooo:paragraph-rsid="000eb261" style:font-size-asian="10.5pt" style:font-weight-asian="bold" style:font-size-complex="12pt" style:font-weight-complex="bold"/>
    </style:style>
    <style:style style:name="P13" style:family="paragraph" style:parent-style-name="Standard" style:list-style-name="L2">
      <loext:graphic-properties draw:fill="none"/>
      <style:paragraph-properties fo:text-align="start" style:justify-single-word="false" fo:background-color="transparent">
        <style:tab-stops>
          <style:tab-stop style:position="0.503cm"/>
        </style:tab-stops>
      </style:paragraph-properties>
      <style:text-properties fo:font-size="12pt" style:text-underline-style="none" fo:font-weight="normal" officeooo:rsid="000e3ab8" officeooo:paragraph-rsid="000e3ab8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loext:graphic-properties draw:fill="none"/>
      <style:paragraph-properties fo:text-align="start" style:justify-single-word="false" fo:background-color="transparent">
        <style:tab-stops>
          <style:tab-stop style:position="0.503cm"/>
        </style:tab-stops>
      </style:paragraph-properties>
      <style:text-properties fo:font-size="12pt" style:text-underline-style="none" fo:font-weight="normal" officeooo:rsid="000eb261" officeooo:paragraph-rsid="000eb261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loext:graphic-properties draw:fill="none"/>
      <style:paragraph-properties fo:text-align="start" style:justify-single-word="false" fo:background-color="transparent">
        <style:tab-stops>
          <style:tab-stop style:position="0.503cm"/>
        </style:tab-stops>
      </style:paragraph-properties>
      <style:text-properties fo:font-size="12pt" style:text-underline-style="none" fo:font-weight="normal" officeooo:rsid="00127ad1" officeooo:paragraph-rsid="00127ad1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loext:graphic-properties draw:fill="none"/>
      <style:paragraph-properties fo:text-align="start" style:justify-single-word="false" fo:background-color="transparent">
        <style:tab-stops>
          <style:tab-stop style:position="0.503cm"/>
        </style:tab-stops>
      </style:paragraph-properties>
      <style:text-properties fo:font-size="12pt" style:text-underline-style="none" fo:font-weight="normal" officeooo:rsid="0012f153" officeooo:paragraph-rsid="0012f15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officeooo:rsid="000cad98" officeooo:paragraph-rsid="000cad98" style:font-size-asian="15.75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151a1b" officeooo:paragraph-rsid="00151a1b" style:font-size-asian="15.75pt" style:font-weight-asian="bold" style:font-size-complex="18pt" style:font-weight-complex="bold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4pt" fo:font-weight="normal" officeooo:rsid="00151a1b" officeooo:paragraph-rsid="00151a1b" style:font-size-asian="12.25pt" style:font-weight-asian="normal" style:font-size-complex="14pt" style:font-weight-complex="normal"/>
    </style:style>
    <style:style style:name="P20" style:family="paragraph" style:parent-style-name="Standard" style:list-style-name="L1" style:master-page-name="">
      <loext:graphic-properties draw:fill="none"/>
      <style:paragraph-properties fo:margin-left="1.101cm" fo:margin-right="0cm" fo:text-align="start" style:justify-single-word="false" fo:text-indent="-0.6cm" style:auto-text-indent="false" style:page-number="auto" fo:background-color="transparent">
        <style:tab-stops>
          <style:tab-stop style:position="0.503cm"/>
        </style:tab-stops>
      </style:paragraph-properties>
      <style:text-properties fo:font-size="12pt" fo:font-weight="normal" officeooo:rsid="000cad98" officeooo:paragraph-rsid="000cad98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loext:graphic-properties draw:fill="none"/>
      <style:paragraph-properties fo:margin-left="1.101cm" fo:margin-right="0cm" fo:text-align="start" style:justify-single-word="false" fo:text-indent="-0.6cm" style:auto-text-indent="false" fo:background-color="transparent">
        <style:tab-stops>
          <style:tab-stop style:position="0.503cm"/>
        </style:tab-stops>
      </style:paragraph-properties>
      <style:text-properties fo:font-size="12pt" fo:font-weight="normal" officeooo:rsid="000cad98" officeooo:paragraph-rsid="000cad98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="none"/>
      <style:paragraph-properties fo:margin-left="1.101cm" fo:margin-right="0cm" fo:text-align="start" style:justify-single-word="false" fo:text-indent="-0.6cm" style:auto-text-indent="false" fo:background-color="transparent">
        <style:tab-stops>
          <style:tab-stop style:position="0.503cm"/>
        </style:tab-stops>
      </style:paragraph-properties>
      <style:text-properties fo:font-size="12pt" fo:font-weight="normal" officeooo:rsid="000ce07c" officeooo:paragraph-rsid="000ce07c" style:font-size-asian="12pt" style:font-weight-asian="normal" style:font-size-complex="12pt" style:font-weight-complex="normal"/>
    </style:style>
    <style:style style:name="P23" style:family="paragraph" style:parent-style-name="Standard" style:list-style-name="L3" style:master-page-name="">
      <loext:graphic-properties draw:fill="none"/>
      <style:paragraph-properties fo:margin-left="1.799cm" fo:margin-right="0cm" fo:text-align="start" style:justify-single-word="false" fo:text-indent="-0.6cm" style:auto-text-indent="false" style:page-number="auto" fo:background-color="transparent">
        <style:tab-stops>
          <style:tab-stop style:position="0.503cm"/>
        </style:tab-stops>
      </style:paragraph-properties>
      <style:text-properties fo:font-size="12pt" style:text-underline-style="none" fo:font-weight="normal" officeooo:rsid="000e3ab8" officeooo:paragraph-rsid="000e3ab8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>
          <style:tab-stop style:position="0.503cm"/>
        </style:tab-stops>
      </style:paragraph-properties>
      <style:text-properties fo:font-size="12pt" style:text-underline-style="none" fo:font-weight="normal" officeooo:rsid="00131f4c" officeooo:paragraph-rsid="00131f4c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loext:graphic-properties draw:fill="none"/>
      <style:paragraph-properties fo:margin-left="1.799cm" fo:margin-right="0cm" fo:text-align="start" style:justify-single-word="false" fo:text-indent="-0.6cm" style:auto-text-indent="false" fo:background-color="transparent">
        <style:tab-stops>
          <style:tab-stop style:position="0.503cm"/>
        </style:tab-stops>
      </style:paragraph-properties>
      <style:text-properties fo:font-size="12pt" style:text-underline-style="none" fo:font-weight="bold" officeooo:rsid="000eb261" officeooo:paragraph-rsid="000eb261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0eb261" style:font-size-asian="12.25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0eb261" style:font-size-asian="12.25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04f1b" style:font-size-asian="12.25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127ad1" style:font-size-asian="12.25pt" style:font-weight-asian="bold" style:font-size-complex="14pt" style:font-weight-complex="bold"/>
    </style:style>
    <style:style style:name="T8" style:family="text">
      <style:text-properties officeooo:rsid="00131f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6cm" fo:text-indent="-0.635cm" fo:margin-left="2.0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Engine Planning</text:p>
      <text:p text:style-name="P2"/>
      <text:p text:style-name="P6">Engine will make use of a component based system, similar to unity. The developer will instantiate a game object in the scene, and attach the necessary components for that game objects functionality. Game objects can be enabled/disabled as needed.</text:p>
      <text:p text:style-name="P3"/>
      <text:p text:style-name="P18">Design Pillars:</text:p>
      <text:list xml:id="list2218137413" text:style-name="L5">
        <text:list-item>
          <text:p text:style-name="P19">Seperation of Concerns</text:p>
        </text:list-item>
        <text:list-item>
          <text:p text:style-name="P19">Modularity</text:p>
        </text:list-item>
      </text:list>
      <text:p text:style-name="P3"/>
      <text:p text:style-name="P4">Components:</text:p>
      <text:p text:style-name="P5"><text:tab/><text:span text:style-name="T1">Logger:</text:span></text:p>
      <text:list xml:id="list2932299062" text:style-name="L1">
        <text:list-item>
          <text:p text:style-name="P20">Needs to be able to write to a debug console as well as to a file for checking at runtime.</text:p>
        </text:list-item>
        <text:list-item>
          <text:p text:style-name="P21">Will have various flags, such as a standard log message, warning, error.</text:p>
        </text:list-item>
        <text:list-item>
          <text:p text:style-name="P21">These flags will be toggable when debugging, so can have it set so that warnings are hidden, or error messages, etc etc. This will be changeable at runtime.</text:p>
        </text:list-item>
        <text:list-item>
          <text:p text:style-name="P21">Can use the console api to do that.</text:p>
        </text:list-item>
        <text:list-item>
          <text:p text:style-name="P21">All debug messages will be timestamped so we know when they happened.</text:p>
        </text:list-item>
        <text:list-item>
          <text:p text:style-name="P22">Undecided as to whether I will write my own basic logger or use boosts logging library</text:p>
          <text:p text:style-name="P22"/>
        </text:list-item>
      </text:list>
      <text:p text:style-name="P11">Resource Manager:</text:p>
      <text:list xml:id="list168044523" text:style-name="L2">
        <text:list-item>
          <text:p text:style-name="P13">Should handle importing/processing all assets.</text:p>
        </text:list-item>
        <text:list-item>
          <text:p text:style-name="P13">Should allow a simplified process of simply calling load with some flags on a resource.</text:p>
        </text:list-item>
        <text:list-item>
          <text:p text:style-name="P13">Needs to support 3D models, 2D Textures, Audio Files, etc etc</text:p>
        </text:list-item>
        <text:list-item>
          <text:p text:style-name="P13">Will handle loading/unloading assets as need be.</text:p>
        </text:list-item>
        <text:list-item>
          <text:p text:style-name="P14">Will make use of Assimp for importing 3D models.</text:p>
        </text:list-item>
      </text:list>
      <text:p text:style-name="P10"/>
      <text:p text:style-name="P11">Rendering Engine:</text:p>
      <text:list xml:id="list488395095" text:style-name="L3">
        <text:list-item>
          <text:p text:style-name="P23">Will take in data from the resource manager and render it as appropriate.</text:p>
        </text:list-item>
        <text:list-item>
          <text:p text:style-name="P24">Will eventually need to support v-sync (screen tearing is no beuno)</text:p>
        </text:list-item>
        <text:list-item>
          <text:p text:style-name="P24">Need some game time code to measure average delta time for rendering and physics checks and such</text:p>
          <text:p text:style-name="P25">ShaderManager:</text:p>
        </text:list-item>
      </text:list>
      <text:p text:style-name="P12"/>
      <text:p text:style-name="P12"><text:tab/>VAOManager:</text:p>
      <text:p text:style-name="P12"/>
      <text:p text:style-name="P12"><text:tab/><text:span text:style-name="T8">WindowManager:</text:span></text:p>
      <text:p text:style-name="P7"><text:tab/></text:p>
      <text:p text:style-name="P7"><text:tab/><text:span text:style-name="T7">Core Game Components:</text:span></text:p>
      <text:list xml:id="list3266127600" text:style-name="L4">
        <text:list-item>
          <text:p text:style-name="P15">Scene: Can represent a level or a main menu screen or high score screen. Will contain a vector of gameobjects. Will be serializeable and can be saved/loaded as a file using xml or json or something similar;</text:p>
        </text:list-item>
        <text:list-item>
          <text:p text:style-name="P15"><text:soft-page-break/>GameObject: Go’s in a scene, name is self explanatory. Contains a vector of components which represent the gameobjects functionality.</text:p>
        </text:list-item>
        <text:list-item>
          <text:p text:style-name="P16">Component: Represents actual functionality, a component could be a 3d model renderer, a transform component, a collider, etc etc.</text:p>
        </text:list-item>
      </text:list>
      <text:p text:style-name="P7"/>
      <text:p text:style-name="P7"><text:tab/><text:span text:style-name="T4">Physics Engine:</text:span></text:p>
      <text:p text:style-name="P8"/>
      <text:p text:style-name="P7"><text:span text:style-name="T2"><text:tab/></text:span><text:span text:style-name="T5">Networking Engine:</text:span></text:p>
      <text:p text:style-name="P9"/>
      <text:p text:style-name="P7"><text:span text:style-name="T3"><text:tab/></text:span><text:span text:style-name="T6">Audio Engine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8:37.136000000</meta:creation-date>
    <dc:date>2018-09-20T15:26:55.054000000</dc:date>
    <meta:editing-duration>PT1H30M55S</meta:editing-duration>
    <meta:editing-cycles>9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35" meta:word-count="346" meta:character-count="2003" meta:non-whitespace-character-count="1703"/>
  </office:meta>
</office:document-meta>
</file>